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"/>
  <manifest:file-entry manifest:full-path="ObjectReplacements/Object 22" manifest:media-type=""/>
  <manifest:file-entry manifest:full-path="ObjectReplacements/Object 15" manifest:media-type=""/>
  <manifest:file-entry manifest:full-path="meta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styles.xml" manifest:media-type="text/xml"/>
  <manifest:file-entry manifest:full-path="Object 22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2" style:family="paragraph" style:parent-style-name="Text_20_body">
      <style:text-properties fo:color="#000000" style:text-position="sub 58%" style:font-name="Liberation Serif" fo:font-size="12pt" style:font-name-asian="Droid Sans Fallback" style:font-size-asian="12pt" style:font-name-complex="Lohit Hindi" style:font-size-complex="12pt"/>
    </style:style>
    <style:style style:name="P3" style:family="paragraph" style:parent-style-name="Text_20_body">
      <style:text-properties style:font-name="Liberation Serif" fo:font-size="12pt" style:font-size-asian="12pt" style:font-size-complex="12pt"/>
    </style:style>
    <style:style style:name="P4" style:family="paragraph" style:parent-style-name="Header">
      <style:text-properties style:font-name="Liberation Serif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Serif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text-position="0% 100%" style:font-name="Liberation Serif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7" style:family="paragraph" style:parent-style-name="Text_20_body">
      <style:text-properties style:font-name="Liberation Serif" fo:font-size="12pt" style:font-size-asian="12pt" style:font-size-complex="12pt"/>
    </style:style>
    <style:style style:name="P8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9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10" style:family="paragraph" style:parent-style-name="Text_20_body" style:list-style-name="L4">
      <style:text-properties style:font-name="Liberation Serif" fo:font-size="12pt" style:font-size-asian="12pt" style:font-size-complex="12pt"/>
    </style:style>
    <style:style style:name="P11" style:family="paragraph" style:parent-style-name="Text_20_body" style:list-style-name="L5">
      <style:text-properties style:font-name="Liberation Serif" fo:font-size="12pt" style:font-size-asian="12pt" style:font-size-complex="12pt"/>
    </style:style>
    <style:style style:name="P12" style:family="paragraph" style:parent-style-name="Text_20_body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13" style:family="paragraph" style:parent-style-name="Text_20_body" style:list-style-name="L2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14" style:family="paragraph" style:parent-style-name="Text_20_body" style:list-style-name="L3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15" style:family="paragraph" style:parent-style-name="Text_20_body" style:list-style-name="L4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16" style:family="paragraph" style:parent-style-name="Text_20_body" style:list-style-name="L5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17" style:family="paragraph" style:parent-style-name="Text_20_body" style:list-style-name="L6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18" style:family="paragraph" style:parent-style-name="Text_20_body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19" style:family="paragraph" style:parent-style-name="Text_20_body">
      <style:text-properties fo:color="#000000" style:text-position="0% 100%" style:font-name="Liberation Serif" fo:font-size="12pt" fo:font-weight="normal" style:font-name-asian="Droid Sans Fallback" style:font-size-asian="12pt" style:font-weight-asian="normal" style:font-name-complex="Lohit Hindi" style:font-size-complex="12pt" style:font-weight-complex="normal"/>
    </style:style>
    <style:style style:name="P20" style:family="paragraph" style:parent-style-name="Text_20_body">
      <style:text-properties fo:color="#000000" style:font-name="Liberation Serif" fo:font-size="12pt" style:font-name-asian="Droid Sans Fallback" style:font-size-asian="12pt" style:font-name-complex="Lohit Hindi" style:font-size-complex="12pt"/>
    </style:style>
    <style:style style:name="P21" style:family="paragraph" style:parent-style-name="Text_20_body">
      <style:text-properties fo:color="#000000" style:font-name="Liberation Serif" fo:font-size="12pt" fo:font-weight="normal" style:font-name-asian="Droid Sans Fallback" style:font-size-asian="12pt" style:font-weight-asian="normal" style:font-name-complex="Lohit Hindi" style:font-size-complex="12pt" style:font-weight-complex="normal"/>
    </style:style>
    <style:style style:name="P22" style:family="paragraph" style:parent-style-name="Text_20_body">
      <style:text-properties fo:color="#000000" style:font-name="Liberation Serif" fo:font-size="12pt"/>
    </style:style>
    <style:style style:name="P23" style:family="paragraph" style:parent-style-name="Text_20_body" style:list-style-name="L2"/>
    <style:style style:name="P24" style:family="paragraph" style:parent-style-name="Text_20_body">
      <style:text-properties style:font-name="Liberation Serif" fo:font-size="12pt" style:font-size-asian="12pt" style:font-size-complex="12pt"/>
    </style:style>
    <style:style style:name="P25" style:family="paragraph" style:parent-style-name="Heading_20_1">
      <style:text-properties style:font-name="Liberation Serif"/>
    </style:style>
    <style:style style:name="T1" style:family="text">
      <style:text-properties fo:color="#000000" style:text-position="super 58%" style:font-name-asian="Droid Sans Fallback" style:font-name-complex="Lohit Hindi"/>
    </style:style>
    <style:style style:name="T2" style:family="text">
      <style:text-properties fo:color="#000000" style:text-position="super 58%" style:font-name-asian="Monospace" style:font-name-complex="Monospace"/>
    </style:style>
    <style:style style:name="T3" style:family="text">
      <style:text-properties fo:color="#000000" style:text-position="0% 100%" style:font-name-asian="Droid Sans Fallback" style:font-name-complex="Lohit Hindi"/>
    </style:style>
    <style:style style:name="T4" style:family="text">
      <style:text-properties fo:color="#000000" style:text-position="0% 100%" style:font-name-asian="Monospace" style:font-name-complex="Monospace"/>
    </style:style>
    <style:style style:name="T5" style:family="text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T6" style:family="text">
      <style:text-properties fo:color="#000000" style:text-position="sub 58%" style:font-name-asian="Droid Sans Fallback" style:font-name-complex="Lohit Hindi"/>
    </style:style>
    <style:style style:name="T7" style:family="text">
      <style:text-properties fo:color="#000000" style:font-name-asian="Monospace" style:font-name-complex="Monospace"/>
    </style:style>
    <style:style style:name="T8" style:family="text">
      <style:text-properties fo:font-variant="normal" fo:text-transform="none" fo:color="#000000" style:text-position="0% 100%" fo:letter-spacing="normal" style:font-name-asian="Droid Sans Fallback" style:font-name-complex="Lohit Hindi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text-position="super 58%" fo:letter-spacing="normal"/>
    </style:style>
    <style:style style:name="T11" style:family="text">
      <style:text-properties fo:font-variant="normal" fo:text-transform="none" style:text-position="super 58%" fo:letter-spacing="normal" style:font-name-asian="Droid Sans Fallback" style:font-size-asian="12pt" style:font-name-complex="Lohit Hindi" style:font-size-complex="12pt"/>
    </style:style>
    <style:style style:name="T1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13" style:family="text">
      <style:text-properties fo:font-variant="normal" fo:text-transform="none" style:text-position="0% 100%" fo:letter-spacing="normal" style:font-name-asian="Droid Sans Fallback" style:font-size-asian="12pt" style:font-name-complex="Lohit Hindi" style:font-size-complex="12pt"/>
    </style:style>
    <style:style style:name="T14" style:family="text">
      <style:text-properties style:text-position="sub 58%"/>
    </style:style>
    <style:style style:name="T15" style:family="text">
      <style:text-properties style:text-position="super 58%"/>
    </style:style>
    <style:style style:name="T16" style:family="text">
      <style:text-properties style:text-position="super 58%" style:font-name-asian="Monospace" style:font-name-complex="Monospace"/>
    </style:style>
    <style:style style:name="T17" style:family="text">
      <style:text-properties style:text-position="0% 100%" style:font-name-asian="Monospace" style:font-name-complex="Monospace"/>
    </style:style>
    <style:style style:name="T18" style:family="text">
      <style:text-properties style:text-position="0% 100%" fo:font-weight="bold" style:font-weight-asian="bold" style:font-weight-complex="bold"/>
    </style:style>
    <style:style style:name="T19" style:family="text">
      <style:text-properties style:font-name-asian="Monospace" style:font-name-complex="Monospac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name-asian="Monospace" style:font-weight-asian="bold" style:font-name-complex="Monospace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DSA Blatt 02 <text:tab/><text:tab/><text:tab/><text:tab/><text:tab/></text:h>
      <text:p text:style-name="Header">Leonard Oertelt 1276156</text:p>
      <text:p text:style-name="P4">Julian Opitz 1302082</text:p>
      <text:p text:style-name="P4"/>
      <text:p text:style-name="P3">Aufage 4:</text:p>
      <text:p text:style-name="P3">a)</text:p>
      <text:p text:style-name="P3">Fibonacci:</text:p>
      <text:p text:style-name="P3">Rekursiv mit 46 als Eingabe: <text:tab/><text:span text:style-name="T7">1836311903 (Berechnung benötigte ca. 4.795s)</text:span></text:p>
      <text:p text:style-name="P3"><text:span text:style-name="T7">Iterativ mit 46 als Eingabe:<text:tab/> <text:s/><text:tab/>1836311903 (Berechnung benötigte ca. 2.1 * </text:span><text:span text:style-name="T4">10</text:span><text:span text:style-name="T2">-8</text:span><text:span text:style-name="T4">s</text:span><text:span text:style-name="T7">)</text:span></text:p>
      <text:p text:style-name="P3"><text:span text:style-name="T7"/></text:p>
      <text:p text:style-name="P1">b)</text:p>
      <text:p text:style-name="P1">Fakultät:</text:p>
      <text:p text:style-name="P3">Rekursiv mit 10 als Eingabe: <text:tab/><text:span text:style-name="T7">3628800</text:span><text:span text:style-name="T7"> (Berechnung benötigte ca. </text:span><text:span text:style-name="T4">2.6</text:span><text:span text:style-name="T4"> * 10</text:span><text:span text:style-name="T2">-8</text:span><text:span text:style-name="T4">s</text:span><text:span text:style-name="T7">)</text:span></text:p>
      <text:p text:style-name="P20"><text:span text:style-name="T17">Iterativ mit 10 als Eingabe:<text:tab/> <text:s/><text:tab/></text:span><text:span text:style-name="T19">3628800</text:span><text:span text:style-name="T17"> (Berechnung benötigte ca. </text:span><text:span text:style-name="T17">1.628</text:span><text:span text:style-name="T17"> * 10</text:span><text:span text:style-name="T16">-9</text:span><text:span text:style-name="T17">s)</text:span></text:p>
      <text:p text:style-name="P1"/>
      <text:p text:style-name="P1">c)</text:p>
      <text:p text:style-name="P1">Pseudocode Logarithmusfunktion:</text:p>
      <text:p text:style-name="P21"><text:span text:style-name="T18">Algorithm <text:s/></text:span><text:span text:style-name="T21">logarithmusNIterationen</text:span><text:span text:style-name="T19">(</text:span><text:span text:style-name="T21">x</text:span><text:span text:style-name="T19">,</text:span><text:span text:style-name="T21">n</text:span><text:span text:style-name="T19">)</text:span></text:p>
      <text:p text:style-name="P5"><text:tab/>sum ← 0</text:p>
      <text:p text:style-name="P5"><text:tab/><text:span text:style-name="T20">for</text:span> k ← 0 <text:span text:style-name="T20">to</text:span> n <text:span text:style-name="T20">do</text:span></text:p>
      <text:p text:style-name="P5"><text:tab/><text:tab/>sum ← sum + <text:span text:style-name="T15"><draw:frame draw:style-name="fr2" draw:name="Object1" text:anchor-type="as-char" svg:y="-0.711cm" svg:width="3.161cm" svg:height="1.226cm" draw:z-index="8"><draw:object xlink:href="./Object 1" xlink:type="simple" xlink:show="embed" xlink:actuate="onLoad"/><draw:image xlink:href="./ObjectReplacements/Object 1" xlink:type="simple" xlink:show="embed" xlink:actuate="onLoad"/></draw:frame></text:span><text:tab/><text:tab/></text:p>
      <text:p text:style-name="P5"><text:tab/><text:span text:style-name="T20">return</text:span> 2 * sum</text:p>
      <text:p text:style-name="P19"/>
      <text:p text:style-name="P1">d)</text:p>
      <text:p text:style-name="P21"><text:span text:style-name="T18">Algorithm <text:s/></text:span><text:span text:style-name="T21">logarithmusNIterationenOptimized</text:span><text:span text:style-name="T19">(</text:span><text:span text:style-name="T21">x</text:span><text:span text:style-name="T19">,</text:span><text:span text:style-name="T21">n</text:span><text:span text:style-name="T19">)</text:span></text:p>
      <text:p text:style-name="P5"><text:tab/>sum ← 0</text:p>
      <text:p text:style-name="P5"><text:tab/>bruch ← <draw:frame draw:style-name="fr2" draw:name="Object21" text:anchor-type="as-char" svg:y="-0.619cm" svg:width="1.081cm" svg:height="0.998cm" draw:z-index="10"><draw:object xlink:href="./Object 21" xlink:type="simple" xlink:show="embed" xlink:actuate="onLoad"/><draw:image xlink:href="./ObjectReplacements/Object 21" xlink:type="simple" xlink:show="embed" xlink:actuate="onLoad"/></draw:frame></text:p>
      <text:p text:style-name="P5"><text:tab/><text:span text:style-name="T20">for</text:span> k ← 0 <text:span text:style-name="T20">to</text:span> n <text:span text:style-name="T20">do</text:span></text:p>
      <text:p text:style-name="P5"><text:span text:style-name="T20"><text:tab/><text:tab/></text:span>exponent<text:span text:style-name="T20"> ← </text:span>2k + 1</text:p>
      <text:p text:style-name="P5"><text:tab/><text:tab/>sum ← sum + <text:span text:style-name="T15"><draw:frame draw:style-name="fr2" draw:name="Object2" text:anchor-type="as-char" svg:y="-0.681cm" svg:width="2.217cm" svg:height="1.06cm" draw:z-index="9"><draw:object xlink:href="./Object 2" xlink:type="simple" xlink:show="embed" xlink:actuate="onLoad"/><draw:image xlink:href="./ObjectReplacements/Object 2" xlink:type="simple" xlink:show="embed" xlink:actuate="onLoad"/><svg:desc>formula</svg:desc></draw:frame></text:span><text:tab/><text:tab/></text:p>
      <text:p text:style-name="P6"><text:tab/><text:span text:style-name="T20">return</text:span> 2 * sum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)</text:p>
      <text:p text:style-name="P1"/>
      <text:p text:style-name="P1"><draw:frame draw:style-name="fr3" draw:name="Object22" text:anchor-type="paragraph" svg:width="16.893cm" svg:height="3.417cm" draw:z-index="11"><draw:object xlink:href="./Object 22" xlink:type="simple" xlink:show="embed" xlink:actuate="onLoad"/><draw:image xlink:href="./ObjectReplacements/Object 22" xlink:type="simple" xlink:show="embed" xlink:actuate="onLoad"/></draw:frame></text:p>
      <text:p text:style-name="P1"/>
      <text:p text:style-name="P1"/>
      <text:p text:style-name="P1">Aufgabe 5:</text:p>
      <text:p text:style-name="P1">a) </text:p>
      <text:p text:style-name="P3"><text:span text:style-name="T3">2</text:span><text:span text:style-name="T1">n+1</text:span><text:span text:style-name="T3"> ∈ O(2</text:span><text:span text:style-name="T1">n</text:span><text:span text:style-name="T3">) mit f(n) = 2</text:span><text:span text:style-name="T1">n <text:s/></text:span><text:span text:style-name="T3">und g(n) = 2</text:span><text:span text:style-name="T1">n+1</text:span></text:p>
      <text:p text:style-name="P1">daraus folgt: </text:p>
      <text:list xml:id="list1408925938" text:style-name="L2">
        <text:list-item>
          <text:p text:style-name="P13">2<text:span text:style-name="T15">n+1</text:span> ≤ c * 2<text:span text:style-name="T15">n</text:span> </text:p>
        </text:list-item>
        <text:list-item>
          <text:p text:style-name="P13">nach n umstellen: </text:p>
          <text:p text:style-name="P13">2<text:span text:style-name="T15">n+1</text:span> ≤ c * 2<text:span text:style-name="T15">n</text:span> <text:tab/><text:tab/>| log<text:span text:style-name="T14">2</text:span></text:p>
          <text:p text:style-name="P13">n+1 ≤ log<text:span text:style-name="T14">2</text:span>c + n <text:s text:c="3"/><text:tab/>| - n </text:p>
          <text:p text:style-name="P13">1 ≤ log<text:span text:style-name="T14">2</text:span>c<text:tab/><text:tab/>| 2<text:span text:style-name="T15">( )</text:span></text:p>
          <text:p text:style-name="P8"><text:span text:style-name="T3">2</text:span><text:span text:style-name="T1">1 </text:span><text:span text:style-name="T3">≤ c</text:span></text:p>
          <text:p text:style-name="P8"><text:span text:style-name="T3">n ist weggefallen: </text:span></text:p>
          <text:p text:style-name="P23"><text:span text:style-name="T5">die Ungleichung ist erfüllt, wenn c </text:span><text:span text:style-name="T8">≥ 2</text:span><text:span text:style-name="T5">.</text:span></text:p>
        </text:list-item>
        <text:list-item>
          <text:p text:style-name="P13">Schluss:</text:p>
          <text:p text:style-name="P13">Also gilt für g(n) = 2<text:span text:style-name="T15">n+1</text:span> und f(n) = 2<text:span text:style-name="T15">n </text:span><text:s/>und <text:s/>c <text:span text:style-name="T9">≥ 2 </text:span>die Aussage g ∈ O(f) </text:p>
        </text:list-item>
      </text:list>
      <text:list xml:id="list469483677" text:style-name="L6">
        <text:list-item>
          <text:p text:style-name="P17">q.e.d.</text:p>
        </text:list-item>
      </text:list>
      <text:p text:style-name="P1"/>
      <text:p text:style-name="P1">b) <text:s/>TODO</text:p>
      <text:p text:style-name="P1">Schlussfolgernd aus a) lässt sich erkennen:</text:p>
      <text:p text:style-name="P1"><text:tab/>die Ungleichung ist erfüllt, wenn c ≤<text:span text:style-name="T9"> 2.</text:span></text:p>
      <text:p text:style-name="P22"><text:span text:style-name="T13"><text:tab/>Also gilt für g(n) = 2</text:span><text:span text:style-name="T11">n+1</text:span><text:span text:style-name="T13"> und f(n) = 2</text:span><text:span text:style-name="T11">n </text:span><text:span text:style-name="T13"><text:s/>und <text:s/>c ≤ 2 die Aussage g ∈ </text:span><text:span text:style-name="T12">Ω</text:span><text:span text:style-name="T13">(f)</text:span></text:p>
      <text:p text:style-name="P1"/>
      <text:p text:style-name="P1"/>
      <text:p text:style-name="P1">b) </text:p>
      <text:p text:style-name="P1"/>
      <text:p text:style-name="P3"><text:span text:style-name="T3"><draw:frame draw:style-name="fr1" draw:name="Object13" text:anchor-type="as-char" svg:y="-0.621cm" svg:width="1.344cm" svg:height="1.06cm" draw:z-index="4"><draw:object xlink:href="./Object 13" xlink:type="simple" xlink:show="embed" xlink:actuate="onLoad"/><draw:image xlink:href="./ObjectReplacements/Object 13" xlink:type="simple" xlink:show="embed" xlink:actuate="onLoad"/></draw:frame></text:span><text:span text:style-name="T3">∈ O(n</text:span><text:span text:style-name="T1">3</text:span><text:span text:style-name="T3">) mit f(n) = n</text:span><text:span text:style-name="T1">3</text:span><text:span text:style-name="T3"> und g(n) = </text:span><text:span text:style-name="T3"><draw:frame draw:style-name="fr1" draw:name="Object14" text:anchor-type="as-char" svg:y="-0.621cm" svg:width="1.344cm" svg:height="1.06cm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1">daraus folgt: </text:p>
      <text:list xml:id="list1438091051" text:style-name="L3">
        <text:list-item>
          <text:p text:style-name="P9"><text:soft-page-break/><text:span text:style-name="T3"><draw:frame draw:style-name="fr1" draw:name="Object15" text:anchor-type="as-char" svg:y="-0.621cm" svg:width="1.344cm" svg:height="1.06cm" draw:z-index="6"><draw:object xlink:href="./Object 15" xlink:type="simple" xlink:show="embed" xlink:actuate="onLoad"/><draw:image xlink:href="./ObjectReplacements/Object 15" xlink:type="simple" xlink:show="embed" xlink:actuate="onLoad"/></draw:frame></text:span><text:span text:style-name="T3">≤ cn</text:span><text:span text:style-name="T1">3</text:span></text:p>
        </text:list-item>
        <text:list-item>
          <text:p text:style-name="P14">nach n umstellen: </text:p>
          <text:p text:style-name="P9"><text:span text:style-name="T3"><draw:frame draw:style-name="fr1" draw:name="Object16" text:anchor-type="as-char" svg:y="-0.621cm" svg:width="1.344cm" svg:height="1.06cm" draw:z-index="7"><draw:object xlink:href="./Object 16" xlink:type="simple" xlink:show="embed" xlink:actuate="onLoad"/><draw:image xlink:href="./ObjectReplacements/Object 16" xlink:type="simple" xlink:show="embed" xlink:actuate="onLoad"/></draw:frame></text:span><text:span text:style-name="T3"> ≤ cn</text:span><text:span text:style-name="T1">3</text:span><text:span text:style-name="T3"> | * 10</text:span><text:span text:style-name="T1">5</text:span></text:p>
          <text:p text:style-name="P9"><text:span text:style-name="T3">n</text:span><text:span text:style-name="T1">4</text:span><text:span text:style-name="T3"> ≤ cn</text:span><text:span text:style-name="T1">3</text:span><text:span text:style-name="T3"> * 10</text:span><text:span text:style-name="T1">5</text:span><text:span text:style-name="T3"> <text:s text:c="2"/>| : n</text:span><text:span text:style-name="T1">3</text:span><text:span text:style-name="T3"> </text:span></text:p>
          <text:p text:style-name="P9"><text:span text:style-name="T3">n ≤ 10</text:span><text:span text:style-name="T1">5</text:span><text:span text:style-name="T3"> * c </text:span></text:p>
        </text:list-item>
        <text:list-item>
          <text:p text:style-name="P14">Testen ob Behauptung erfüllbar ist: </text:p>
          <text:p text:style-name="P14">t(n) = n</text:p>
          <text:p text:style-name="P9"><text:span text:style-name="T3">v(c) = 10</text:span><text:span text:style-name="T1">5</text:span><text:span text:style-name="T3"> * c</text:span></text:p>
          <text:p text:style-name="P14">t(n) ≤ v(c) </text:p>
        </text:list-item>
      </text:list>
      <text:p text:style-name="P1"/>
      <text:p text:style-name="P1">Da t(n) beliebig groß werden kann und v(c) konstant bleibt, ist die Behauptung unmöglich erfüllbar. </text:p>
      <text:p text:style-name="P1">Ende des Beweisversuchs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) </text:p>
      <text:p text:style-name="P3"><text:span text:style-name="T3">n log</text:span><text:span text:style-name="T6">2</text:span><text:span text:style-name="T3">(n) ∈ O(n²) mit f(n) = n² und g(n) = n log</text:span><text:span text:style-name="T6">2</text:span><text:span text:style-name="T3">(n) </text:span></text:p>
      <text:p text:style-name="P1">daraus folgt: </text:p>
      <text:list xml:id="list714959137" text:style-name="L4">
        <text:list-item>
          <text:p text:style-name="P10"><text:span text:style-name="T3">log</text:span><text:span text:style-name="T6">2</text:span><text:span text:style-name="T3">(n) ≤ cn²</text:span></text:p>
        </text:list-item>
        <text:list-item>
          <text:p text:style-name="P15">nach n umstellen:</text:p>
          <text:p text:style-name="P10"><text:span text:style-name="T3">n log</text:span><text:span text:style-name="T6">2</text:span><text:span text:style-name="T3">(n) ≤ cn² <text:tab/>| :n</text:span></text:p>
          <text:p text:style-name="P10"><text:span text:style-name="T3">log</text:span><text:span text:style-name="T6">2</text:span><text:span text:style-name="T3">(n) ≤ cn </text:span></text:p>
          <text:p text:style-name="P10"><text:span text:style-name="T3">n ≤ 2</text:span><text:span text:style-name="T1">cn</text:span><text:span text:style-name="T3"> </text:span></text:p>
        </text:list-item>
      </text:list>
      <text:p text:style-name="P1"/>
      <text:p text:style-name="P1"><text:tab/>alternativ:</text:p>
      <text:p text:style-name="P3"><text:span text:style-name="T3"><text:tab/>log</text:span><text:span text:style-name="T6">2</text:span><text:span text:style-name="T3">(n) ≤ cn <text:tab/><text:tab/>| :c </text:span></text:p>
      <text:p text:style-name="P3"><text:span text:style-name="T3"><text:tab/></text:span><text:span text:style-name="T3"><draw:frame draw:style-name="fr1" draw:name="Object17" text:anchor-type="as-char" svg:y="-0.619cm" svg:width="0.497cm" svg:height="0.998cm" draw:z-index="0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">log</text:span><text:span text:style-name="T6">2</text:span><text:span text:style-name="T3">(n) <text:s/>≤ n </text:span></text:p>
      <text:p text:style-name="P3"><text:span text:style-name="T3"><text:tab/>log</text:span><text:span text:style-name="T6">2</text:span><text:span text:style-name="T3">(n</text:span><text:span text:style-name="T1">1/c</text:span><text:span text:style-name="T3">) ≤ n </text:span></text:p>
      <text:p text:style-name="P3"><text:span text:style-name="T3"><text:tab/>n</text:span><text:span text:style-name="T1">1/c</text:span><text:span text:style-name="T3"> ≤ 2</text:span><text:span text:style-name="T1">n</text:span></text:p>
      <text:p text:style-name="P3"><text:span text:style-name="T1"><text:tab/></text:span><text:span text:style-name="T3"><draw:frame draw:style-name="fr1" draw:name="Object18" text:anchor-type="as-char" svg:y="-0.455cm" svg:width="0.679cm" svg:height="0.547cm" draw:z-index="1"><draw:object xlink:href="./Object 18" xlink:type="simple" xlink:show="embed" xlink:actuate="onLoad"/><draw:image xlink:href="./ObjectReplacements/Object 18" xlink:type="simple" xlink:show="embed" xlink:actuate="onLoad"/></draw:frame></text:span><text:span text:style-name="T3"> ≤ 2</text:span><text:span text:style-name="T1">n</text:span><text:span text:style-name="T3"> </text:span></text:p>
      <text:p text:style-name="P1"><text:soft-page-break/><text:tab/>Nach n umstellen lässt sich nicht ohne weiteres bewerkstelligen.</text:p>
      <text:p text:style-name="P1"/>
      <text:list xml:id="list1353648076" text:style-name="L5">
        <text:list-item>
          <text:p text:style-name="P16">Testen ob Behauptung erfüllbar ist: </text:p>
          <text:p text:style-name="P11"><text:span text:style-name="T3">t(n) = 2</text:span><text:span text:style-name="T1">n</text:span><text:span text:style-name="T3"> </text:span></text:p>
          <text:p text:style-name="P11"><text:span text:style-name="T3">v(c) = </text:span><text:span text:style-name="T3"><draw:frame draw:style-name="fr1" draw:name="Object19" text:anchor-type="as-char" svg:y="-0.455cm" svg:width="0.679cm" svg:height="0.547cm" draw:z-index="2"><draw:object xlink:href="./Object 19" xlink:type="simple" xlink:show="embed" xlink:actuate="onLoad"/><draw:image xlink:href="./ObjectReplacements/Object 19" xlink:type="simple" xlink:show="embed" xlink:actuate="onLoad"/></draw:frame></text:span></text:p>
          <text:p text:style-name="P16">v(c) ≤ t(n) </text:p>
          <text:p text:style-name="P16">Behauptung ist erfüllbar. </text:p>
        </text:list-item>
        <text:list-item>
          <text:p text:style-name="P16">c wählen, so dass Ungleichung erfüllt ist: </text:p>
          <text:p text:style-name="P16">c = 1 </text:p>
          <text:p text:style-name="P11"><text:span text:style-name="T3"><draw:frame draw:style-name="fr1" draw:name="Object20" text:anchor-type="as-char" svg:y="-0.457cm" svg:width="0.681cm" svg:height="0.547cm" draw:z-index="3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"> ≤ 2</text:span><text:span text:style-name="T1">n</text:span><text:span text:style-name="T3"> </text:span></text:p>
          <text:p text:style-name="P11"><text:span text:style-name="T3">n <text:s/>≤ 2</text:span><text:span text:style-name="T1">n</text:span></text:p>
          <text:p text:style-name="P16">durch schlaues hingucken sieht man, dass bereits mit c = 1 und n = 1 die Ungleichung erfüllt ist. </text:p>
        </text:list-item>
        <text:list-item>
          <text:p text:style-name="P11">n<text:span text:style-name="T6">0</text:span><text:span text:style-name="T3"> finden, so dass Ungleichung für alle n&gt;n</text:span><text:span text:style-name="T6">0</text:span><text:span text:style-name="T3"> erfüllt ist. </text:span></text:p>
          <text:p text:style-name="P16">Die Ungleichung lässt sich nicht nach n auflösen. </text:p>
          <text:p text:style-name="P11"><text:span text:style-name="T3">2</text:span><text:span text:style-name="T1">n</text:span><text:span text:style-name="T3"> ≥ n gilt für alle n &gt; 1, also erfüllt n</text:span><text:span text:style-name="T6">0</text:span><text:span text:style-name="T3"> = 1 die Ungleichung </text:span></text:p>
        </text:list-item>
        <text:list-item>
          <text:p text:style-name="P16">Abschluss des Beweises: </text:p>
          <text:p text:style-name="P11"><text:span text:style-name="T3">Für alle n&gt;n</text:span><text:span text:style-name="T6">0</text:span><text:span text:style-name="T3"> gilt g(n) ≤ c*f(n) mit n = 1 und c = 1 </text:span></text:p>
          <text:p text:style-name="P16">Für alle n&gt;1 gilt n log<text:span text:style-name="T14">2</text:span>(n) ≤ n² </text:p>
        </text:list-item>
      </text:list>
      <text:p text:style-name="P1"/>
      <text:p text:style-name="P1">Also gilt für g(n) = n log<text:span text:style-name="T14">2</text:span>(n) und f(n) = n² die Aussage g ∈ O(f) <text:s/>- q.e.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rtelt </meta:initial-creator>
    <meta:creation-date>2016-03-30T11:00:59</meta:creation-date>
    <dc:date>2016-04-07T11:36:28</dc:date>
    <dc:creator>Oertelt </dc:creator>
    <meta:editing-duration>PT4H7M1S</meta:editing-duration>
    <meta:editing-cycles>62</meta:editing-cycles>
    <meta:generator>LibreOffice/3.5$Linux_X86_64 LibreOffice_project/350m1$Build-2</meta:generator>
    <meta:document-statistic meta:table-count="0" meta:image-count="0" meta:object-count="12" meta:page-count="4" meta:paragraph-count="93" meta:word-count="511" meta:character-count="2410" meta:non-whitespace-character-count="1890"/>
  </office:meta>
</office:document-meta>
</file>

<file path=Object 1/content.xml><?xml version="1.0" encoding="utf-8"?>
<math xmlns="http://www.w3.org/1998/Math/MathML">
  <semantics>
    <mrow>
      <mfrac>
        <mrow>
          <msup>
            <mrow>
              <mo stretchy="false">(</mo>
              <mrow>
                <mrow>
                  <mi>x</mi>
                  <mo stretchy="false">−</mo>
                  <mn>1</mn>
                </mrow>
              </mrow>
              <mo stretchy="false">)</mo>
            </mrow>
            <mrow>
              <mrow>
                <mn>2k</mn>
                <mo stretchy="false">+</mo>
                <mn>1</mn>
              </mrow>
            </mrow>
          </msup>
        </mrow>
        <mrow>
          <mrow>
            <mo stretchy="false">(</mo>
            <mrow>
              <mrow>
                <mn>2k</mn>
                <mo stretchy="false">+</mo>
                <mn>1</mn>
              </mrow>
            </mrow>
            <mo stretchy="false">)</mo>
          </mrow>
          <mover accent="true">
            <msup>
              <mrow>
                <mo stretchy="false">(</mo>
                <mrow>
                  <mrow>
                    <mi>x</mi>
                    <mo stretchy="false">+</mo>
                    <mn>1</mn>
                  </mrow>
                </mrow>
                <mo stretchy="false">)</mo>
              </mrow>
              <mrow>
                <mrow>
                  <mn>2k</mn>
                  <mo stretchy="false">+</mo>
                  <mn>1</mn>
                </mrow>
              </mrow>
            </msup>
            <mo stretchy="false">˙</mo>
          </mover>
        </mrow>
      </mfrac>
    </mrow>
    <annotation encoding="StarMath 5.0">{(x - 1)^{2k + 1}} over {(2k + 1) dot (x + 1)^{2k+1}} </annotation>
  </semantics>
</math>
</file>

<file path=Object 13/content.xml><?xml version="1.0" encoding="utf-8"?>
<math xmlns="http://www.w3.org/1998/Math/MathML">
  <semantics>
    <mrow>
      <mrow>
        <mfrac>
          <mrow>
            <mn>1</mn>
          </mrow>
          <mrow>
            <msup>
              <mn>10</mn>
              <mrow>
                <mn>5</mn>
              </mrow>
            </msup>
          </mrow>
        </mfrac>
        <mo stretchy="false">⋅</mo>
        <msup>
          <mi>n</mi>
          <mrow>
            <mn>4</mn>
          </mrow>
        </msup>
      </mrow>
    </mrow>
    <annotation encoding="StarMath 5.0">{1} over {10^{5}} cdot n^{4}

 </annotation>
  </semantics>
</math>
</file>

<file path=Object 14/content.xml><?xml version="1.0" encoding="utf-8"?>
<math xmlns="http://www.w3.org/1998/Math/MathML">
  <semantics>
    <mrow>
      <mrow>
        <mfrac>
          <mrow>
            <mn>1</mn>
          </mrow>
          <mrow>
            <msup>
              <mn>10</mn>
              <mrow>
                <mn>5</mn>
              </mrow>
            </msup>
          </mrow>
        </mfrac>
        <mo stretchy="false">⋅</mo>
        <msup>
          <mi>n</mi>
          <mrow>
            <mn>4</mn>
          </mrow>
        </msup>
      </mrow>
    </mrow>
    <annotation encoding="StarMath 5.0">{1} over {10^{5}} cdot n^{4}

 </annotation>
  </semantics>
</math>
</file>

<file path=Object 15/content.xml><?xml version="1.0" encoding="utf-8"?>
<math xmlns="http://www.w3.org/1998/Math/MathML">
  <semantics>
    <mrow>
      <mrow>
        <mfrac>
          <mrow>
            <mn>1</mn>
          </mrow>
          <mrow>
            <msup>
              <mn>10</mn>
              <mrow>
                <mn>5</mn>
              </mrow>
            </msup>
          </mrow>
        </mfrac>
        <mo stretchy="false">⋅</mo>
        <msup>
          <mi>n</mi>
          <mrow>
            <mn>4</mn>
          </mrow>
        </msup>
      </mrow>
    </mrow>
    <annotation encoding="StarMath 5.0">{1} over {10^{5}} cdot n^{4}

 </annotation>
  </semantics>
</math>
</file>

<file path=Object 16/content.xml><?xml version="1.0" encoding="utf-8"?>
<math xmlns="http://www.w3.org/1998/Math/MathML">
  <semantics>
    <mrow>
      <mrow>
        <mfrac>
          <mrow>
            <mn>1</mn>
          </mrow>
          <mrow>
            <msup>
              <mn>10</mn>
              <mrow>
                <mn>5</mn>
              </mrow>
            </msup>
          </mrow>
        </mfrac>
        <mo stretchy="false">⋅</mo>
        <msup>
          <mi>n</mi>
          <mrow>
            <mn>4</mn>
          </mrow>
        </msup>
      </mrow>
    </mrow>
    <annotation encoding="StarMath 5.0">{1} over {10^{5}} cdot n^{4}

 </annotation>
  </semantics>
</math>
</file>

<file path=Object 17/content.xml><?xml version="1.0" encoding="utf-8"?>
<math xmlns="http://www.w3.org/1998/Math/MathML">
  <semantics>
    <mrow>
      <mfrac>
        <mrow>
          <mn>1</mn>
        </mrow>
        <mrow>
          <mi>c</mi>
        </mrow>
      </mfrac>
    </mrow>
    <annotation encoding="StarMath 5.0">{1} over {c}
</annotation>
  </semantics>
</math>
</file>

<file path=Object 18/content.xml><?xml version="1.0" encoding="utf-8"?>
<math xmlns="http://www.w3.org/1998/Math/MathML">
  <semantics>
    <mrow>
      <mroot>
        <mrow>
          <mi>n</mi>
        </mrow>
        <mrow>
          <mi>c</mi>
        </mrow>
      </mroot>
    </mrow>
    <annotation encoding="StarMath 5.0">nroot{c}{n}
 </annotation>
  </semantics>
</math>
</file>

<file path=Object 19/content.xml><?xml version="1.0" encoding="utf-8"?>
<math xmlns="http://www.w3.org/1998/Math/MathML">
  <semantics>
    <mrow>
      <mroot>
        <mrow>
          <mi>n</mi>
        </mrow>
        <mrow>
          <mi>c</mi>
        </mrow>
      </mroot>
    </mrow>
    <annotation encoding="StarMath 5.0">nroot{c}{n}
 </annotation>
  </semantics>
</math>
</file>

<file path=Object 2/content.xml><?xml version="1.0" encoding="utf-8"?>
<math xmlns="http://www.w3.org/1998/Math/MathML">
  <semantics>
    <mrow>
      <mfrac>
        <mrow>
          <msup>
            <mi mathvariant="italic">bruch</mi>
            <mrow>
              <mi mathvariant="italic">exponent</mi>
            </mrow>
          </msup>
        </mrow>
        <mrow>
          <mi mathvariant="italic">exponent</mi>
        </mrow>
      </mfrac>
    </mrow>
    <annotation encoding="StarMath 5.0">{bruch^{exponent}} over {exponent} </annotation>
  </semantics>
</math>
</file>

<file path=Object 20/content.xml><?xml version="1.0" encoding="utf-8"?>
<math xmlns="http://www.w3.org/1998/Math/MathML">
  <semantics>
    <mrow>
      <mroot>
        <mrow>
          <mi>n</mi>
        </mrow>
        <mrow>
          <mn>1</mn>
        </mrow>
      </mroot>
    </mrow>
    <annotation encoding="StarMath 5.0">nroot{1}{n}
 </annotation>
  </semantics>
</math>
</file>

<file path=Object 21/content.xml><?xml version="1.0" encoding="utf-8"?>
<math xmlns="http://www.w3.org/1998/Math/MathML">
  <semantics>
    <mrow>
      <mfrac>
        <mrow>
          <mrow>
            <mi>x</mi>
            <mo stretchy="false">−</mo>
            <mn>1</mn>
          </mrow>
        </mrow>
        <mrow>
          <mrow>
            <mi>x</mi>
            <mo stretchy="false">+</mo>
            <mn>1</mn>
          </mrow>
        </mrow>
      </mfrac>
    </mrow>
    <annotation encoding="StarMath 5.0">{x-1} over {x+1}</annotation>
  </semantics>
</math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 style:font-name="Liberation Sans" style:font-name-asian="Droid Sans Fallback" style:font-name-complex="Lohit Hindi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style:font-name="Liberation Sans" style:font-name-asian="Droid Sans Fallback" style:font-name-complex="Lohit Hindi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Hindi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style:font-name-asian="Droid Sans Fallback" style:font-name-complex="Lohit Hindi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9"/>
        <table:table-column table:style-name="co1" table:number-columns-repeated="3" table:default-cell-style-name="ce33"/>
        <table:table-column table:style-name="co1" table:default-cell-style-name="ce41"/>
        <table:table-column table:style-name="co1" table:default-cell-style-name="ce33"/>
        <table:table-column table:style-name="co1" table:default-cell-style-name="ce37"/>
        <table:table-column table:style-name="co2" table:default-cell-style-name="ce29"/>
        <table:table-column table:style-name="co1" table:default-cell-style-name="ce29"/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table:style-name="ce27"/>
          <table:table-cell table:style-name="ce30"/>
          <table:table-cell table:style-name="ce34" office:value-type="string">
            <text:p>Alg c</text:p>
          </table:table-cell>
          <table:table-cell table:style-name="ce37"/>
          <table:table-cell table:style-name="ce30"/>
          <table:table-cell table:style-name="ce34" office:value-type="string">
            <text:p>Alg d</text:p>
          </table:table-cell>
          <table:table-cell/>
          <table:table-cell table:style-name="ce27"/>
          <table:table-cell table:style-name="ce27" office:value-type="string">
            <text:p>Alg mit </text:p>
          </table:table-cell>
        </table:table-row>
        <table:table-row table:style-name="ro2">
          <table:table-cell/>
          <table:table-cell table:style-name="ce28" office:value-type="string">
            <text:p>Eingabe</text:p>
          </table:table-cell>
          <table:table-cell table:style-name="ce31" office:value-type="string">
            <text:p>5 Schritte</text:p>
          </table:table-cell>
          <table:table-cell table:style-name="ce35" office:value-type="string">
            <text:p>10 Schritte</text:p>
          </table:table-cell>
          <table:table-cell table:style-name="ce38" office:value-type="string">
            <text:p>20 Schritte</text:p>
          </table:table-cell>
          <table:table-cell table:style-name="ce31" office:value-type="string">
            <text:p>5 Schritte</text:p>
          </table:table-cell>
          <table:table-cell table:style-name="ce35" office:value-type="string">
            <text:p>10 Schritte</text:p>
          </table:table-cell>
          <table:table-cell table:style-name="ce38" office:value-type="string">
            <text:p>20 Schritte</text:p>
          </table:table-cell>
          <table:table-cell table:style-name="ce42" office:value-type="string">
            <text:p>Taschenrechner</text:p>
          </table:table-cell>
          <table:table-cell office:value-type="string">
            <text:p>Eps = 1E-9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30" office:value-type="float" office:value="-3.574">
            <text:p>-3,574</text:p>
          </table:table-cell>
          <table:table-cell table:style-name="ce34" office:value-type="float" office:value="-4.267">
            <text:p>-4,267</text:p>
          </table:table-cell>
          <table:table-cell office:value-type="float" office:value="-4.267">
            <text:p>-4,267</text:p>
          </table:table-cell>
          <table:table-cell table:style-name="ce30" office:value-type="float" office:value="-3.574">
            <text:p>-3,574</text:p>
          </table:table-cell>
          <table:table-cell table:style-name="ce34" office:value-type="float" office:value="-4.267">
            <text:p>-4,267</text:p>
          </table:table-cell>
          <table:table-cell office:value-type="float" office:value="-4.267">
            <text:p>-4,267</text:p>
          </table:table-cell>
          <table:table-cell office:value-type="string">
            <text:p>Error</text:p>
          </table:table-cell>
          <table:table-cell table:style-name="ce27" office:value-type="float" office:value="-21.994">
            <text:p>-21,994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32" office:value-type="float" office:value="0.693">
            <text:p>0,693</text:p>
          </table:table-cell>
          <table:table-cell table:style-name="ce36" office:value-type="float" office:value="0.693">
            <text:p>0,693</text:p>
          </table:table-cell>
          <table:table-cell table:style-name="ce39" office:value-type="float" office:value="0.693">
            <text:p>0,693</text:p>
          </table:table-cell>
          <table:table-cell table:style-name="ce32" office:value-type="float" office:value="0.693">
            <text:p>0,693</text:p>
          </table:table-cell>
          <table:table-cell table:style-name="ce36" office:value-type="float" office:value="0.693">
            <text:p>0,693</text:p>
          </table:table-cell>
          <table:table-cell table:style-name="ce39" office:value-type="float" office:value="0.693">
            <text:p>0,693</text:p>
          </table:table-cell>
          <table:table-cell table:number-columns-repeated="2" office:value-type="float" office:value="0.693">
            <text:p>0,69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.385">
            <text:p>1,385</text:p>
          </table:table-cell>
          <table:table-cell table:number-columns-repeated="2" office:value-type="float" office:value="1.386">
            <text:p>1,386</text:p>
          </table:table-cell>
          <table:table-cell office:value-type="float" office:value="1.385">
            <text:p>1,385</text:p>
          </table:table-cell>
          <table:table-cell office:value-type="float" office:value="1.386">
            <text:p>1,386</text:p>
          </table:table-cell>
          <table:table-cell table:style-name="ce33" office:value-type="float" office:value="1.386">
            <text:p>1,386</text:p>
          </table:table-cell>
          <table:table-cell table:style-name="ce43" office:value-type="float" office:value="1.386">
            <text:p>1,386</text:p>
          </table:table-cell>
          <table:table-cell table:style-name="ce44" office:value-type="float" office:value="1.386">
            <text:p>1,386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.055">
            <text:p>2,055</text:p>
          </table:table-cell>
          <table:table-cell office:value-type="float" office:value="2.078">
            <text:p>2,078</text:p>
          </table:table-cell>
          <table:table-cell table:style-name="ce40" office:value-type="float" office:value="2.079">
            <text:p>2,079</text:p>
          </table:table-cell>
          <table:table-cell office:value-type="float" office:value="2.055">
            <text:p>2,055</text:p>
          </table:table-cell>
          <table:table-cell office:value-type="float" office:value="2.078">
            <text:p>2,078</text:p>
          </table:table-cell>
          <table:table-cell table:style-name="ce40" office:value-type="float" office:value="2.079">
            <text:p>2,079</text:p>
          </table:table-cell>
          <table:table-cell table:number-columns-repeated="2" office:value-type="float" office:value="2.079">
            <text:p>2,079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.255">
            <text:p>2,255</text:p>
          </table:table-cell>
          <table:table-cell office:value-type="float" office:value="2.299">
            <text:p>2,299</text:p>
          </table:table-cell>
          <table:table-cell table:style-name="ce40" office:value-type="float" office:value="2.303">
            <text:p>2,303</text:p>
          </table:table-cell>
          <table:table-cell office:value-type="float" office:value="2.255">
            <text:p>2,255</text:p>
          </table:table-cell>
          <table:table-cell office:value-type="float" office:value="2.299">
            <text:p>2,299</text:p>
          </table:table-cell>
          <table:table-cell table:style-name="ce40" office:value-type="float" office:value="2.303">
            <text:p>2,303</text:p>
          </table:table-cell>
          <table:table-cell office:value-type="float" office:value="2.303">
            <text:p>2,303</text:p>
          </table:table-cell>
          <table:table-cell table:style-name="ce42" office:value-type="float" office:value="2.303">
            <text:p>2,303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